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.5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9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/A</text:p>
          </table:table-cell>
          <table:table-cell office:value-type="string" calcext:value-type="string">
            <text:p>B/mT</text:p>
          </table:table-cell>
          <table:table-cell office:value-type="string" calcext:value-type="string">
            <text:p>delta I</text:p>
          </table:table-cell>
          <table:table-cell office:value-type="string" calcext:value-type="string">
            <text:p>delta B</text:p>
          </table:table-cell>
          <table:table-cell/>
          <table:table-cell office:value-type="string" calcext:value-type="string">
            <text:p>Nullwert</text:p>
          </table:table-cell>
          <table:table-cell office:value-type="string" calcext:value-type="string">
            <text:p>mT</text:p>
          </table:table-cell>
          <table:table-cell table:number-columns-repeated="1017"/>
        </table:table-row>
        <table:table-row table:style-name="ro1">
          <table:table-cell table:style-name="ce2" office:value-type="float" office:value="1.07" calcext:value-type="float">
            <text:p>1.070</text:p>
          </table:table-cell>
          <table:table-cell office:value-type="float" office:value="671" calcext:value-type="float">
            <text:p>671</text:p>
          </table:table-cell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11" calcext:value-type="float">
            <text:p>0.11</text:p>
          </table:table-cell>
          <table:table-cell table:number-columns-repeated="1017"/>
        </table:table-row>
        <table:table-row table:style-name="ro1">
          <table:table-cell office:value-type="float" office:value="2.096" calcext:value-type="float">
            <text:p>2.096</text:p>
          </table:table-cell>
          <table:table-cell office:value-type="float" office:value="1298" calcext:value-type="float">
            <text:p>1298</text:p>
          </table:table-cell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.13" calcext:value-type="float">
            <text:p>1.13</text:p>
          </table:table-cell>
          <table:table-cell table:number-columns-repeated="1017"/>
        </table:table-row>
        <table:table-row table:style-name="ro1">
          <table:table-cell office:value-type="float" office:value="2.995" calcext:value-type="float">
            <text:p>2.995</text:p>
          </table:table-cell>
          <table:table-cell office:value-type="float" office:value="1910" calcext:value-type="float">
            <text:p>1910</text:p>
          </table:table-cell>
          <table:table-cell table:style-name="ce2" office:value-type="float" office:value="0.01" calcext:value-type="float">
            <text:p>0.01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4.153" calcext:value-type="float">
            <text:p>4.153</text:p>
          </table:table-cell>
          <table:table-cell office:value-type="float" office:value="2700" calcext:value-type="float">
            <text:p>2700</text:p>
          </table:table-cell>
          <table:table-cell table:style-name="ce2" office:value-type="float" office:value="0.02" calcext:value-type="float">
            <text:p>0.0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B</text:p>
          </table:table-cell>
          <table:table-cell table:formula="of:=AVERAGE([.G2:.G3])" office:value-type="float" office:value="0.62" calcext:value-type="float">
            <text:p>0.62</text:p>
          </table:table-cell>
          <table:table-cell office:value-type="float" office:value="0.02" calcext:value-type="float">
            <text:p>0.02</text:p>
          </table:table-cell>
          <table:table-cell table:number-columns-repeated="1016"/>
        </table:table-row>
        <table:table-row table:style-name="ro1">
          <table:table-cell table:style-name="ce2" office:value-type="float" office:value="5.3" calcext:value-type="float">
            <text:p>5.300</text:p>
          </table:table-cell>
          <table:table-cell office:value-type="float" office:value="3460" calcext:value-type="float">
            <text:p>3460</text:p>
          </table:table-cell>
          <table:table-cell table:style-name="ce2" office:value-type="float" office:value="0.01" calcext:value-type="float">
            <text:p>0.01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.033" calcext:value-type="float">
            <text:p>6.033</text:p>
          </table:table-cell>
          <table:table-cell office:value-type="float" office:value="3950" calcext:value-type="float">
            <text:p>3950</text:p>
          </table:table-cell>
          <table:table-cell table:style-name="ce2" office:value-type="float" office:value="0.01" calcext:value-type="float">
            <text:p>0.01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4630" calcext:value-type="float">
            <text:p>463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5240" calcext:value-type="float">
            <text:p>524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5750" calcext:value-type="float">
            <text:p>57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5970" calcext:value-type="float">
            <text:p>597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I/A</text:p>
          </table:table-cell>
          <table:table-cell table:style-name="ce2" office:value-type="float" office:value="1.07" calcext:value-type="float">
            <text:p>1.070</text:p>
          </table:table-cell>
          <table:table-cell office:value-type="float" office:value="2.096" calcext:value-type="float">
            <text:p>2.096</text:p>
          </table:table-cell>
          <table:table-cell office:value-type="float" office:value="2.995" calcext:value-type="float">
            <text:p>2.995</text:p>
          </table:table-cell>
          <table:table-cell office:value-type="float" office:value="4.153" calcext:value-type="float">
            <text:p>4.153</text:p>
          </table:table-cell>
          <table:table-cell table:style-name="ce2" office:value-type="float" office:value="5.3" calcext:value-type="float">
            <text:p>5.300</text:p>
          </table:table-cell>
          <table:table-cell office:value-type="float" office:value="6.033" calcext:value-type="float">
            <text:p>6.033</text:p>
          </table:table-cell>
          <table:table-cell office:value-type="float" office:value="7.09" calcext:value-type="float">
            <text:p>7.09</text:p>
          </table:table-cell>
          <table:table-cell office:value-type="float" office:value="8.03" calcext:value-type="float">
            <text:p>8.03</text:p>
          </table:table-cell>
          <table:table-cell office:value-type="float" office:value="9.06" calcext:value-type="float">
            <text:p>9.06</text:p>
          </table:table-cell>
          <table:table-cell office:value-type="float" office:value="9.48" calcext:value-type="float">
            <text:p>9.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/mT</text:p>
          </table:table-cell>
          <table:table-cell office:value-type="float" office:value="671" calcext:value-type="float">
            <text:p>671</text:p>
          </table:table-cell>
          <table:table-cell office:value-type="float" office:value="1298" calcext:value-type="float">
            <text:p>1298</text:p>
          </table:table-cell>
          <table:table-cell office:value-type="float" office:value="1910" calcext:value-type="float">
            <text:p>1910</text:p>
          </table:table-cell>
          <table:table-cell office:value-type="float" office:value="2700" calcext:value-type="float">
            <text:p>2700</text:p>
          </table:table-cell>
          <table:table-cell office:value-type="float" office:value="3460" calcext:value-type="float">
            <text:p>3460</text:p>
          </table:table-cell>
          <table:table-cell office:value-type="float" office:value="3950" calcext:value-type="float">
            <text:p>3950</text:p>
          </table:table-cell>
          <table:table-cell office:value-type="float" office:value="4630" calcext:value-type="float">
            <text:p>4630</text:p>
          </table:table-cell>
          <table:table-cell office:value-type="float" office:value="5240" calcext:value-type="float">
            <text:p>5240</text:p>
          </table:table-cell>
          <table:table-cell office:value-type="float" office:value="5750" calcext:value-type="float">
            <text:p>5750</text:p>
          </table:table-cell>
          <table:table-cell office:value-type="float" office:value="5970" calcext:value-type="float">
            <text:p>59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ta I</text:p>
          </table:table-cell>
          <table:table-cell table:number-columns-repeated="2" office:value-type="float" office:value="0.005" calcext:value-type="float">
            <text:p>0.005</text:p>
          </table:table-cell>
          <table:table-cell table:style-name="ce2" office:value-type="float" office:value="0.01" calcext:value-type="float">
            <text:p>0.010</text:p>
          </table:table-cell>
          <table:table-cell table:style-name="ce2" office:value-type="float" office:value="0.02" calcext:value-type="float">
            <text:p>0.020</text:p>
          </table:table-cell>
          <table:table-cell table:number-columns-repeated="2" table:style-name="ce2" office:value-type="float" office:value="0.01" calcext:value-type="float">
            <text:p>0.01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ta B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ial Unicode MS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initial-creator>Yudong Sun</meta:initial-creator>
    <dc:creator>Yudong Sun</dc:creator>
    <meta:creation-date>2021-08-18T16:51:31Z</meta:creation-date>
    <dc:date>2021-08-19T08:59:08.909472234</dc:date>
    <meta:editing-duration>PT2H58M43S</meta:editing-duration>
    <meta:editing-cycles>2</meta:editing-cycles>
    <meta:document-statistic meta:table-count="2" meta:cell-count="97" meta:object-count="0"/>
  </office:meta>
</office:document-meta>
</file>